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rebuchet MS1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 Black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2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Arial Black" fo:font-size="11.3500003814697pt" fo:font-style="normal" style:text-underline-style="none" fo:font-weight="bold" officeooo:rsid="00610904" officeooo:paragraph-rsid="00610904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4" style:family="paragraph" style:parent-style-name="Text_20_body">
      <style:paragraph-properties fo:margin-top="0.139in" fo:margin-bottom="0in" loext:contextual-spacing="false" fo:line-height="100%" style:writing-mode="lr-tb"/>
      <style:text-properties officeooo:paragraph-rsid="0078711b"/>
    </style:style>
    <style:style style:name="P5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e1346" officeooo:paragraph-rsid="0078711b" style:text-blinking="false" fo:background-color="transparent" style:font-size-asian="10pt" style:font-size-complex="10pt"/>
    </style:style>
    <style:style style:name="P6" style:family="paragraph" style:parent-style-name="Heading_20_1">
      <style:paragraph-properties fo:margin-top="0.222in" fo:margin-bottom="0in" loext:contextual-spacing="false" fo:line-height="120%" style:writing-mode="lr-tb"/>
      <style:text-properties fo:font-variant="normal" fo:text-transform="none" fo:color="#f75d5d" style:text-line-through-style="none" style:text-line-through-type="none" style:font-name="Playfair Display" fo:font-size="11.5pt" fo:font-style="normal" style:text-underline-style="none" fo:font-weight="bold" officeooo:paragraph-rsid="0082b083" style:font-size-asian="11.5pt" style:font-style-asian="normal" style:font-weight-asian="bold" style:font-name-complex="Playfair Display"/>
    </style:style>
    <style:style style:name="P7" style:family="paragraph" style:parent-style-name="Heading_20_1">
      <style:paragraph-properties fo:margin-top="0.222in" fo:margin-bottom="0in" loext:contextual-spacing="false" fo:line-height="120%" style:writing-mode="lr-tb"/>
      <style:text-properties officeooo:paragraph-rsid="0082b083"/>
    </style:style>
    <style:style style:name="P8" style:family="paragraph" style:parent-style-name="Heading_20_2">
      <style:paragraph-properties fo:margin-top="0.139in" fo:margin-bottom="0in" loext:contextual-spacing="false" fo:line-height="100%" style:writing-mode="lr-tb"/>
      <style:text-properties officeooo:paragraph-rsid="0082b083"/>
    </style:style>
    <style:style style:name="P9" style:family="paragraph" style:parent-style-name="Heading_20_2">
      <style:paragraph-properties fo:margin-top="0.139in" fo:margin-bottom="0in" loext:contextual-spacing="false" fo:line-height="100%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82b083" style:font-size-asian="9pt" style:font-style-asian="normal" style:font-weight-asian="normal" style:font-name-complex="Lato" style:font-size-complex="9pt"/>
    </style:style>
    <style:style style:name="P10" style:family="paragraph" style:parent-style-name="Heading_20_3">
      <style:paragraph-properties fo:margin-top="0in" fo:margin-bottom="0in" loext:contextual-spacing="false" fo:line-height="120%" style:writing-mode="lr-tb"/>
      <style:text-properties officeooo:paragraph-rsid="0082b083"/>
    </style:style>
    <style:style style:name="P11" style:family="paragraph" style:parent-style-name="Heading_20_3">
      <style:paragraph-properties fo:margin-top="0.1402in" fo:margin-bottom="0in" loext:contextual-spacing="false" fo:line-height="120%" style:writing-mode="lr-tb"/>
      <style:text-properties officeooo:paragraph-rsid="0082b083"/>
    </style:style>
    <style:style style:name="P12" style:family="paragraph" style:parent-style-name="Text_20_body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f75d5d" style:text-line-through-style="none" style:text-line-through-type="none" style:font-name="Arial Black" fo:font-size="15pt" fo:font-style="normal" style:text-underline-style="none" fo:font-weight="bold" officeooo:rsid="00610904" style:text-blinking="false" fo:background-color="transparent" style:font-name-asian="Arial Unicode MS" style:font-size-asian="15pt" style:font-weight-asian="bold" style:font-name-complex="Arial Unicode MS" style:font-size-complex="15pt" style:font-weight-complex="bold"/>
    </style:style>
    <style:style style:name="P13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14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15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officeooo:paragraph-rsid="0082b083"/>
    </style:style>
    <style:style style:name="P16" style:family="paragraph" style:parent-style-name="Text_20_body">
      <style:paragraph-properties fo:margin-left="0in" fo:margin-right="0in" fo:margin-top="0.0799in" fo:margin-bottom="0in" loext:contextual-spacing="false" fo:line-height="120%" fo:text-indent="0in" style:auto-text-indent="false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officeooo:paragraph-rsid="0082b083" style:font-size-asian="10pt" style:font-style-asian="normal" style:font-weight-asian="normal" style:font-name-complex="Trebuchet MS" style:font-size-complex="10pt"/>
    </style:style>
    <style:style style:name="P17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18" style:family="paragraph" style:parent-style-name="Text_20_body" style:list-style-name="WW8Num6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19" style:family="paragraph" style:parent-style-name="Text_20_body" style:list-style-name="WW8Num7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0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1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78aa8"/>
    </style:style>
    <style:style style:name="P22" style:family="paragraph" style:parent-style-name="Text_20_body" style:list-style-name="WW8Num3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3" style:family="paragraph" style:parent-style-name="Text_20_body" style:list-style-name="WW8Num8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4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25" style:family="paragraph" style:parent-style-name="Text_20_body" style:list-style-name="WW8Num4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26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27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2b083" officeooo:paragraph-rsid="0085d8a7" style:font-size-asian="10pt" style:font-style-asian="normal" style:font-weight-asian="normal" style:font-name-complex="Lato" style:font-size-complex="10pt"/>
    </style:style>
    <style:style style:name="P28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5d8a7" officeooo:paragraph-rsid="0085d8a7" style:font-size-asian="10pt" style:font-style-asian="normal" style:font-weight-asian="normal" style:font-name-complex="Lato" style:font-size-complex="10pt"/>
    </style:style>
    <style:style style:name="P29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rsid="00847746" officeooo:paragraph-rsid="00847746"/>
    </style:style>
    <style:style style:name="P30" style:family="paragraph" style:parent-style-name="Text_20_body" style:list-style-name="WW8Num5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1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2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5d8a7"/>
    </style:style>
    <style:style style:name="P33" style:family="paragraph" style:parent-style-name="Text_20_body" style:list-style-name="WW8Num3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4" style:family="paragraph" style:parent-style-name="Text_20_body" style:list-style-name="WW8Num3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5d8a7"/>
    </style:style>
    <style:style style:name="P35" style:family="paragraph" style:parent-style-name="Text_20_body" style:list-style-name="WW8Num5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6" style:family="paragraph" style:parent-style-name="Text_20_body" style:list-style-name="WW8Num5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78aa8"/>
    </style:style>
    <style:style style:name="P37" style:family="paragraph" style:parent-style-name="Text_20_body" style:list-style-name="WW8Num6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93b41"/>
    </style:style>
    <style:style style:name="P38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9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40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41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42" style:family="paragraph" style:parent-style-name="Text_20_body" style:list-style-name="WW8Num8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43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47746" officeooo:paragraph-rsid="0085d8a7" style:font-size-asian="10pt" style:font-style-asian="normal" style:font-weight-asian="normal" style:font-name-complex="Lato" style:font-size-complex="10pt"/>
    </style:style>
    <style:style style:name="P44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93b41" officeooo:paragraph-rsid="00893b41" style:font-size-asian="10pt" style:font-style-asian="normal" style:font-weight-asian="normal" style:font-name-complex="Lato" style:font-size-complex="10pt"/>
    </style:style>
    <style:style style:name="P45" style:family="paragraph" style:parent-style-name="Text_20_body" style:list-style-name="WW8Num8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93b41" officeooo:paragraph-rsid="00893b41" style:font-size-asian="10pt" style:font-style-asian="normal" style:font-weight-asian="normal" style:font-name-complex="Lato" style:font-size-complex="10pt"/>
    </style:style>
    <style:style style:name="P46" style:family="paragraph" style:parent-style-name="Text_20_body" style:list-style-name="WW8Num3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rsid="0085d8a7" officeooo:paragraph-rsid="0085d8a7"/>
    </style:style>
    <style:style style:name="P47" style:family="paragraph" style:parent-style-name="Text_20_body">
      <style:paragraph-properties fo:margin-top="0.079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officeooo:paragraph-rsid="0082b083" style:font-size-asian="10pt" style:font-style-asian="normal" style:font-weight-asian="normal" style:font-name-complex="Trebuchet MS" style:font-size-complex="10pt"/>
    </style:style>
    <style:style style:name="P48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officeooo:paragraph-rsid="0082b083" style:font-size-asian="10pt" style:font-style-asian="normal" style:font-weight-asian="normal" style:font-name-complex="Trebuchet MS" style:font-size-complex="10pt"/>
    </style:style>
    <style:style style:name="P49" style:family="paragraph" style:parent-style-name="Text_20_body">
      <style:paragraph-properties fo:margin-top="0.139in" fo:margin-bottom="0in" loext:contextual-spacing="false" fo:line-height="100%" style:writing-mode="lr-tb"/>
      <style:text-properties officeooo:paragraph-rsid="0089e5c6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style:font-weight-asian="normal"/>
    </style:style>
    <style:style style:name="T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f60f0" style:text-blinking="false" fo:background-color="transparent" loext:char-shading-value="0" style:font-size-asian="10pt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8711b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e1346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90289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c5882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d5221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dbff6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f0af3" style:text-blinking="false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f651c" style:text-blinking="false" fo:background-color="transparent" loext:char-shading-value="0" style:font-size-asian="10pt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f82d8" style:text-blinking="false" fo:background-color="transparent" loext:char-shading-value="0" style:font-size-asian="10pt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9d653" style:text-blinking="false" fo:background-color="transparent" loext:char-shading-value="0" style:font-size-asian="10pt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9e5c6" style:text-blinking="false" fo:background-color="transparent" loext:char-shading-value="0" style:font-size-asian="10pt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bold" officeooo:rsid="00790289" style:text-blinking="false" fo:background-color="transparent" loext:char-shading-value="0" style:font-size-asian="10pt" style:font-weight-asian="bold" style:font-size-complex="10pt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officeooo:rsid="007f651c" style:text-blinking="false" fo:background-color="transparent" loext:char-shading-value="0" style:font-size-asian="10pt" style:font-style-asian="italic" style:font-size-complex="10pt" style:font-style-complex="italic"/>
    </style:style>
    <style:style style:name="T16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style:font-size-asian="10pt" style:font-style-asian="normal" style:font-weight-asian="bold" style:font-name-complex="Playfair Display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normal" style:font-size-asian="10pt" style:font-style-asian="normal" style:font-weight-asian="normal" style:font-name-complex="Playfair Display" style:font-size-complex="10pt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style:font-size-asian="10pt" style:font-style-asian="italic" style:font-weight-asian="normal" style:font-name-complex="Playfair Display" style:font-size-complex="10pt"/>
    </style:style>
    <style:style style:name="T19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82b083" style:font-name-asian="Arial Unicode MS1" style:font-size-asian="10pt" style:font-style-asian="italic" style:font-weight-asian="normal" style:font-name-complex="Playfair Display" style:font-size-complex="10pt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font-name="Playfair Display" fo:font-size="9pt" fo:font-style="italic" style:text-underline-style="none" fo:font-weight="normal" style:font-size-asian="9pt" style:font-style-asian="italic" style:font-weight-asian="normal" style:font-name-complex="Playfair Display"/>
    </style:style>
    <style:style style:name="T21" style:family="text">
      <style:text-properties fo:font-variant="normal" fo:text-transform="none" fo:color="#000000" style:text-line-through-style="none" style:text-line-through-type="none" style:font-name="Playfair Display" fo:font-size="9pt" fo:font-style="italic" style:text-underline-style="none" fo:font-weight="bold" style:font-size-asian="9pt" style:font-style-asian="italic" style:font-weight-asian="bold" style:font-name-complex="Playfair Display" style:font-size-complex="10pt"/>
    </style:style>
    <style:style style:name="T2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/>
    </style:style>
    <style:style style:name="T2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 style:font-style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78aa8" style:font-size-asian="10pt" style:font-style-asian="normal" style:font-weight-asian="normal" style:font-name-complex="Lato" style:font-size-complex="10pt" style:font-style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2b083" style:font-size-asian="10pt" style:font-style-asian="normal" style:font-weight-asian="normal" style:font-name-complex="Lato" style:font-size-complex="10pt"/>
    </style:style>
    <style:style style:name="T26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47746" style:font-size-asian="10pt" style:font-style-asian="normal" style:font-weight-asian="normal" style:font-name-complex="Lato" style:font-size-complex="10pt"/>
    </style:style>
    <style:style style:name="T27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5d8a7" style:font-size-asian="10pt" style:font-style-asian="normal" style:font-weight-asian="normal" style:font-name-complex="Lato" style:font-size-complex="10pt"/>
    </style:style>
    <style:style style:name="T28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78aa8" style:font-size-asian="10pt" style:font-style-asian="normal" style:font-weight-asian="normal" style:font-name-complex="Lato" style:font-size-complex="10pt"/>
    </style:style>
    <style:style style:name="T29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93b41" style:font-size-asian="10pt" style:font-style-asian="normal" style:font-weight-asian="normal" style:font-name-complex="Lato" style:font-size-complex="10pt"/>
    </style:style>
    <style:style style:name="T30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/>
    </style:style>
    <style:style style:name="T31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 style:font-style-complex="italic"/>
    </style:style>
    <style:style style:name="T32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 style:font-style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Arial Black" fo:font-size="10pt" fo:font-style="normal" style:text-underline-style="none" fo:font-weight="normal" officeooo:rsid="0082b083" style:font-size-asian="10pt" style:font-style-asian="normal" style:font-weight-asian="normal" style:font-name-complex="Lato" style:font-size-complex="10pt"/>
    </style:style>
    <style:style style:name="T34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name-complex="Lato" style:font-size-complex="10pt"/>
    </style:style>
    <style:style style:name="T35" style:family="text">
      <style:text-properties fo:font-variant="normal" fo:text-transform="none" fo:color="#f75d5d" style:text-line-through-style="none" style:text-line-through-type="none" style:text-underline-style="none" fo:font-weight="normal" style:font-weight-asian="normal"/>
    </style:style>
    <style:style style:name="T36" style:family="text">
      <style:text-properties fo:font-variant="normal" fo:text-transform="none" fo:color="#f75d5d" style:text-line-through-style="none" style:text-line-through-type="none" style:font-name="Playfair Display" fo:font-size="11.5pt" fo:font-style="normal" style:text-underline-style="none" fo:font-weight="bold" style:font-size-asian="11.5pt" style:font-style-asian="normal" style:font-weight-asian="bold" style:font-name-complex="Playfair Display"/>
    </style:style>
    <style:style style:name="T37" style:family="text">
      <style:text-properties fo:font-variant="normal" fo:text-transform="none" style:use-window-font-color="true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 fo:background-color="#ffffff"/>
    </style:style>
    <style:style style:name="T38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font-size-asian="9pt" style:font-style-asian="normal" style:font-weight-asian="normal" style:font-name-complex="Lato" style:font-size-complex="9pt"/>
    </style:style>
    <style:style style:name="T39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font-name-asian="Arial Unicode MS1" style:font-size-asian="9pt" style:font-style-asian="normal" style:font-weight-asian="normal" style:font-name-complex="Lato" style:font-size-complex="9pt" style:font-weight-complex="bold"/>
    </style:style>
    <style:style style:name="T40" style:family="text">
      <style:text-properties style:font-name="Lucida Grande" officeooo:rsid="001c223e" style:font-name-asian="Lucida Grande" style:font-name-complex="Lucida Grande"/>
    </style:style>
    <style:style style:name="T41" style:family="text">
      <style:text-properties officeooo:rsid="001c223e" style:font-name-asian="Arial Unicode MS" style:font-name-complex="Arial Unicode MS"/>
    </style:style>
    <style:style style:name="T42" style:family="text">
      <style:text-properties fo:font-size="9pt" fo:font-weight="normal" style:font-size-asian="9pt" style:font-size-complex="9pt"/>
    </style:style>
    <style:style style:name="T43" style:family="text">
      <style:text-properties fo:font-size="9pt" fo:font-weight="normal" officeooo:rsid="001d52ef" style:font-size-asian="9pt" style:font-size-complex="9pt"/>
    </style:style>
    <style:style style:name="T44" style:family="text">
      <style:text-properties style:font-name="Arial Black"/>
    </style:style>
    <style:style style:name="T45" style:family="text">
      <style:text-properties style:font-name="Arial Black" officeooo:rsid="00292259"/>
    </style:style>
    <style:style style:name="T46" style:family="text">
      <style:text-properties style:font-name="Arial Black" officeooo:rsid="001c223e" style:font-name-asian="Lucida Grande" style:font-name-complex="Lucida Grande"/>
    </style:style>
    <style:style style:name="T47" style:family="text">
      <style:text-properties style:font-name="Arial Black" officeooo:rsid="001c223e" style:font-name-asian="Arial Unicode MS" style:font-name-complex="Arial Unicode MS"/>
    </style:style>
    <style:style style:name="T48" style:family="text">
      <style:text-properties officeooo:rsid="00757907"/>
    </style:style>
    <style:style style:name="T49" style:family="text">
      <style:text-properties officeooo:rsid="0082b083"/>
    </style:style>
    <style:style style:name="T50" style:family="text">
      <style:text-properties fo:font-weight="normal" style:font-weight-asian="normal"/>
    </style:style>
    <style:style style:name="T51" style:family="text">
      <style:text-properties fo:font-size="10pt" fo:font-weight="normal" style:font-size-asian="10pt" style:font-weight-asian="normal" style:font-size-complex="10pt"/>
    </style:style>
    <style:style style:name="T52" style:family="text">
      <style:text-properties style:font-name="Arial Black"/>
    </style:style>
    <style:style style:name="T53" style:family="text">
      <style:text-properties officeooo:rsid="00847746"/>
    </style:style>
    <style:style style:name="T54" style:family="text">
      <style:text-properties officeooo:rsid="0085d8a7"/>
    </style:style>
    <style:style style:name="T55" style:family="text">
      <style:text-properties officeooo:rsid="00878aa8"/>
    </style:style>
    <style:style style:name="T56" style:family="text">
      <style:text-properties officeooo:rsid="00893b4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docs-internal-guid-f181235a-b7fe-9cc7-b391-1497db5449f7"/>Greg Sandell</text:p>
      <text:p text:style-name="P1"><text:span text:style-name="T48">Greater </text:span>Los Angeles <text:span text:style-name="T48">area</text:span>, C<text:span text:style-name="T48">alifornia</text:span></text:p>
      <text:p text:style-name="P3"><text:span text:style-name="T44">(</text:span><text:span text:style-name="T45">213</text:span><text:span text:style-name="T44">) </text:span><text:span text:style-name="T45">479-0790</text:span><text:span text:style-name="T44"> <text:s/></text:span><text:span text:style-name="T46">•</text:span><text:span text:style-name="T47"> </text:span><text:span text:style-name="T44"><text:s/></text:span><text:a xlink:type="simple" xlink:href="mailto:GREG.SANDELL@GMAIL.COM" text:style-name="Internet_20_link" text:visited-style-name="Visited_20_Internet_20_Link"><text:span text:style-name="T44">GREG.SANDELL@GMAIL.COM</text:span></text:a> <text:s/><text:span text:style-name="T40">•</text:span><text:span text:style-name="T41"> </text:span><text:s/><text:span text:style-name="T42">Portfolio/</text:span><text:span text:style-name="T43">c</text:span><text:span text:style-name="T42">ode: </text:span><text:a xlink:type="simple" xlink:href="http://gregsandell.com/" text:style-name="Internet_20_link" text:visited-style-name="Visited_20_Internet_20_Link"><text:span text:style-name="T42">gregsandell.com</text:span></text:a></text:p>
      <text:h text:style-name="P2" text:outline-level="1">About Me</text:h>
      <text:p text:style-name="P4"><text:span text:style-name="T2">I a</text:span><text:span text:style-name="T3">m a </text:span><text:span text:style-name="T6">PhD-educated F</text:span><text:span text:style-name="T3">ullstack Software Developer </text:span><text:span text:style-name="T2">w</text:span><text:span text:style-name="T3">ho delivers enterprise </text:span><text:span text:style-name="T4">solutions of high quality and reliability </text:span><text:span text:style-name="T3">to meet the n</text:span><text:span text:style-name="T6">eeds</text:span><text:span text:style-name="T3"> of growing companies. <text:s/>I integrate customer-facing websites with APIs and third party products, and solve challenges with communication between multiple tiers of distributed systems. </text:span></text:p>
      <text:p text:style-name="P49"><text:span text:style-name="T5">I recently architected and was team lead for a multi-tiered test scheduling platform and front end tool in Node.js/ React/ for </text:span><text:span text:style-name="T14">crocs.com </text:span><text:span text:style-name="T5">(</text:span><text:span text:style-name="T7">v</text:span><text:span text:style-name="T5">ideo demo here: <text:s/></text:span><text:a xlink:type="simple" xlink:href="https://bit.ly/2YCvwIJ" text:style-name="Internet_20_link" text:visited-style-name="Visited_20_Internet_20_Link">https://bit.ly/2YCvwIJ</text:a><text:span text:style-name="T5">). This app </text:span><text:span text:style-name="T9">was written with ES6 language features with Babel transpiling managed automatically in a Webpack environment. <text:s/>It communicated with a Sqlite backend through REST service calls running on an Express server a</text:span><text:span text:style-name="T11">nd</text:span><text:span text:style-name="T9"> </text:span><text:span text:style-name="T5">was deployed on an AWS cloud in</text:span><text:span text:style-name="T9">s</text:span><text:span text:style-name="T5">tance that I provisioned and managed</text:span><text:span text:style-name="T9">. <text:s/></text:span><text:span text:style-name="T10">I also created a ground-up recreation of the noSQL database </text:span><text:span text:style-name="T15">Firebase</text:span><text:span text:style-name="T10"> using a pub-sub system I </text:span><text:span text:style-name="T11">custom </text:span><text:span text:style-name="T10">wrote with WebSockets to alert interested parties to data updates. <text:s/></text:span><text:span text:style-name="T9">Over my career I have worked on several teams guided by Agile processes, </text:span><text:span text:style-name="T10">where 2-4 week sprints, planning meetings, backlog grooming, retrospectives and tools such as Jira/Grasshopper have been a regular part of the project lifecycle. <text:s/></text:span><text:span text:style-name="T5">I have strong written </text:span><text:span text:style-name="T8">and </text:span><text:span text:style-name="T5">s</text:span><text:span text:style-name="T8">poken</text:span><text:span text:style-name="T5"> communication skills, and I am often praised for making technical issues understandab</text:span><text:span text:style-name="T12">l</text:span><text:span text:style-name="T5">e </text:span><text:span text:style-name="T13">to </text:span><text:span text:style-name="T5">cross-team audiences. <text:s/></text:span></text:p>
      <text:p text:style-name="P5">I am also an accomplished classical pianist, electric bass player, and composer.</text:p>
      <text:h text:style-name="P6" text:outline-level="1">Experience</text:h>
      <text:h text:style-name="P8" text:outline-level="2"><text:span text:style-name="T38">OCT 2017 – </text:span><text:span text:style-name="T39">MAY 2020</text:span></text:h>
      <text:h text:style-name="P10" text:outline-level="3"><text:span text:style-name="T16">Crocs Inc.</text:span><text:span text:style-name="T1"> –</text:span><text:span text:style-name="T20"> </text:span><text:span text:style-name="T18"><text:s/></text:span><text:span text:style-name="T19">Senior Software Developer</text:span></text:h>
      <text:list xml:id="list2478199653" text:style-name="WW8Num2">
        <text:list-item>
          <text:p text:style-name="P17"><text:span text:style-name="T25">Web software development</text:span><text:span text:style-name="T22"> for </text:span><text:span text:style-name="T33">crocs.com</text:span><text:span text:style-name="T22"> eCommerce site </text:span><text:span text:style-name="T25">operating in 14 countries, 8 languages and 10 payment processors, </text:span><text:span text:style-name="T22">with $1.2 bil in 2019 sales </text:span></text:p>
        </text:list-item>
        <text:list-item>
          <text:p text:style-name="P17"><text:span text:style-name="T22">Integrate</text:span><text:span text:style-name="T25">d</text:span><text:span text:style-name="T22"> </text:span><text:span text:style-name="T25">platform</text:span><text:span text:style-name="T22"> with third party eCommerce services: PayPal, Givex giftcards, Adyen, CardConnect, Signal Tag Manager, Kount Fraud Manager, Olapic, Narvar, and Adobe Audience Manager analytics</text:span></text:p>
        </text:list-item>
        <text:list-item>
          <text:p text:style-name="P24">Develop<text:span text:style-name="T49">ed</text:span> custom multi-tiered, <text:span text:style-name="T49">distribute</text:span> web applications <text:span text:style-name="T49">for the QA team to run scheduled Automated UI Tests in batches and receive reports. <text:s/>Please see this demo video: <text:s/></text:span><text:a xlink:type="simple" xlink:href="https://bit.ly/2YCvwIJ" text:style-name="Internet_20_link" text:visited-style-name="Visited_20_Internet_20_Link"><text:span text:style-name="T49">https://bit.ly/2YCvwIJ</text:span></text:a></text:p>
        </text:list-item>
        <text:list-item>
          <text:p text:style-name="P29"><text:span text:style-name="T25">W</text:span><text:span text:style-name="T22">rote a custom copy of the </text:span><text:span text:style-name="T31">Firebase</text:span><text:span text:style-name="T22"> pub/sub NoSQL database using WebSockets (employer did not want to buy the product)</text:span></text:p>
        </text:list-item>
        <text:list-item>
          <text:p text:style-name="P17"><text:span text:style-name="T25">S</text:span><text:span text:style-name="T22">olve</text:span><text:span text:style-name="T25">d</text:span><text:span text:style-name="T22"> latency, asynchrony, and race condition issues</text:span></text:p>
        </text:list-item>
        <text:list-item>
          <text:p text:style-name="P17"><text:span text:style-name="T25">Wrote </text:span><text:span text:style-name="T22">CSS queries that work reliably across major mobile and desktop web browsers navigators.</text:span></text:p>
        </text:list-item>
        <text:list-item>
          <text:p text:style-name="P24">Provide<text:span text:style-name="T49">d</text:span> Automated UI Test coverage for the eCommerce site including all phases of the purchase lifecycle, shopping cart interaction, product returns, payment processing, user profile and fraud detection. </text:p>
        </text:list-item>
        <text:list-item>
          <text:p text:style-name="P24">Provide training &amp; mentoring to junior develpers on Javascript, Node.js and SFCC; give presentations to to developers and cross-functional teams on React and Automated UI Testing.</text:p>
        </text:list-item>
        <text:list-item>
          <text:p text:style-name="P24">Work with new fulfillment/distribution centers coming online by creating bulk test orders in the SAP Supply chain</text:p>
        </text:list-item>
        <text:list-item>
          <text:p text:style-name="P27">Tools: <text:s/>Salesforce Commerce Cloud, Node.js, React/Redux, <text:span text:style-name="T53">ES6 Core Javascript, Git, SourceTree, </text:span>Express, AWS cloud, Sqlite, REST<text:span text:style-name="T54">, Advanced Rest Client,</text:span>, Ajax, PassportJS <text:s/>token based <text:soft-page-break/>authentication, pub/sub messaging with WebSockets, Bash, BrowserStack, Selenium, <text:span text:style-name="T53">internJS, leadfoot, eureQa, </text:span>Bootstrap, Material-UI</text:p>
        </text:list-item>
      </text:list>
      <text:h text:style-name="P9" text:outline-level="2">AUG 2017 – NOV 2017</text:h>
      <text:h text:style-name="P10" text:outline-level="3"><text:span text:style-name="T16">UC Irvine / Trilogy Ed</text:span><text:span text:style-name="T1"> –</text:span><text:span text:style-name="T20"> Part Time </text:span><text:span text:style-name="T18">Course Instructor</text:span></text:h>
      <text:list xml:id="list131724892007707" text:continue-numbering="true" text:style-name="WW8Num2">
        <text:list-item>
          <text:p text:style-name="P24">Instructor for “Fullstack Developer” bootcam</text:p>
        </text:list-item>
        <text:list-item>
          <text:p text:style-name="P28">I have many presentation stacks on topics taught</text:p>
        </text:list-item>
        <text:list-item>
          <text:p text:style-name="P21"><text:span text:style-name="T28">Tools</text:span><text:span text:style-name="T27"> taught: HTML</text:span><text:span text:style-name="T28">5</text:span><text:span text:style-name="T27">, CSS</text:span><text:span text:style-name="T28">3</text:span><text:span text:style-name="T27">, Git, Bootstrap, Javascript, jQuery, Ajax, Firebase, Node.js</text:span></text:p>
        </text:list-item>
      </text:list>
      <text:h text:style-name="P9" text:outline-level="2">APR 2016 – JUNE 2017</text:h>
      <text:h text:style-name="P10" text:outline-level="3"><text:span text:style-name="T16">Ten-X, Irvine, CA</text:span><text:span text:style-name="T1"> </text:span><text:span text:style-name="T20">- </text:span><text:span text:style-name="T18">Sr. Software Engineer</text:span></text:h>
      <text:list xml:id="list131725200293389" text:continue-numbering="true" text:style-name="WW8Num2">
        <text:list-item>
          <text:p text:style-name="P17"><text:span text:style-name="T22">Developed presentation layer and application logic for hosted web application </text:span><text:span text:style-name="T31">auction.com</text:span><text:span text:style-name="T22">, a Real Estate auction transaction platform</text:span></text:p>
        </text:list-item>
        <text:list-item>
          <text:p text:style-name="P17"><text:span text:style-name="T22">Responsible for </text:span><text:span text:style-name="T26">auction.com </text:span><text:span text:style-name="T22">features Search &amp; Discovery, Event Details, Calendar, User prefs and personalization, and Home page</text:span></text:p>
        </text:list-item>
        <text:list-item>
          <text:p text:style-name="P31"><text:span text:style-name="T26">Provided enginnering help to QA team by writing</text:span><text:span text:style-name="T22"> </text:span><text:span text:style-name="T26">UI</text:span><text:span text:style-name="T22"> Automation tests (demo: </text:span><text:a xlink:type="simple" xlink:href="http://bit.ly/2wUjFcS" text:style-name="Internet_20_link" text:visited-style-name="Visited_20_Internet_20_Link"><text:span text:style-name="Internet_20_link"><text:span text:style-name="T22">http://bit.ly/2wUjFcS</text:span></text:span></text:a><text:span text:style-name="T22">)</text:span></text:p>
        </text:list-item>
        <text:list-item>
          <text:p text:style-name="P39">Design and troubleshooting of REST and JSON-based backend, services</text:p>
        </text:list-item>
        <text:list-item>
          <text:p text:style-name="P43">Tools: <text:s/>Node.js, React, Redux, Angular 1.45ES6 core Javascript, <text:span text:style-name="T55">Git, </text:span>Babel, WebPack, <text:span text:style-name="T54">REST, Advanced Rest Client, </text:span>ArcGIS, Python, Selenium, Nightwartch, LaunchDarkly feature flags<text:span text:style-name="T54">, HTML5, CSS3</text:span></text:p>
        </text:list-item>
      </text:list>
      <text:p text:style-name="P13"/>
      <text:h text:style-name="P9" text:outline-level="2">OCT 2015 - MAR 2016</text:h>
      <text:h text:style-name="P10" text:outline-level="3"><text:span text:style-name="T16">John Deere, remote</text:span><text:span text:style-name="T1"> </text:span><text:span text:style-name="T20">- </text:span><text:span text:style-name="T18">Front End Developer Consultant</text:span></text:h>
      <text:list xml:id="list131725688609298" text:continue-numbering="true" text:style-name="WW8Num2">
        <text:list-item>
          <text:p text:style-name="P39">Developed <text:span text:style-name="T53">Front End, middleware and test coverage for</text:span> hosted web application 'Sales Center', a 'build-a-Deere' tool for sales reps</text:p>
        </text:list-item>
        <text:list-item>
          <text:p text:style-name="P31"><text:span text:style-name="T22">Collaborated with Back End team on design and troubleshooting of </text:span><text:span text:style-name="T27">web</text:span><text:span text:style-name="T22">services</text:span></text:p>
        </text:list-item>
        <text:list-item>
          <text:p text:style-name="P43">Tools: <text:s/>Angular 1.4 controllers, views, directives and services; ES5 core Javascript, <text:span text:style-name="T55">Git, REST, Advanced Rest Client, JSON, </text:span>Mocha, Sinon and Chai unit testing<text:span text:style-name="T54">, HTML5, CSS3</text:span></text:p>
        </text:list-item>
      </text:list>
      <text:h text:style-name="P9" text:outline-level="2">NOV 2014 - AUG 2015</text:h>
      <text:h text:style-name="P10" text:outline-level="3"><text:span text:style-name="T16">CyberCoders, Irvine, CA</text:span><text:span text:style-name="T1"> </text:span><text:span text:style-name="T20">- </text:span><text:span text:style-name="T18">Front End Java Developer</text:span></text:h>
      <text:list xml:id="list131723891883502" text:continue-numbering="true" text:style-name="WW8Num2">
        <text:list-item>
          <text:p text:style-name="P17"><text:span text:style-name="T27">Front End Developer</text:span><text:span text:style-name="T22"> for hosted web application 'Compass', a CRM platform for Recruiters.</text:span></text:p>
        </text:list-item>
        <text:list-item>
          <text:p text:style-name="P32"><text:span text:style-name="T27">Tools: <text:s/></text:span><text:span text:style-name="T22">Sencha ExtJS 4.0.7, </text:span><text:span text:style-name="T27">ES5 core </text:span><text:span text:style-name="T22">Javascript, </text:span><text:span text:style-name="T27">Ajax</text:span><text:span text:style-name="T22">, Jasmine </text:span><text:span text:style-name="T27">unit tests</text:span><text:span text:style-name="T22">, jMeter </text:span><text:span text:style-name="T27">stress testing, HTML5, CSS3</text:span></text:p>
        </text:list-item>
      </text:list>
      <text:h text:style-name="P9" text:outline-level="2">NOV 2013 - JUNE 2014</text:h>
      <text:h text:style-name="P10" text:outline-level="3"><text:span text:style-name="T16">Sears Holding Corporation, Chicago, IL</text:span><text:span text:style-name="T1"> </text:span><text:span text:style-name="T20">- </text:span><text:span text:style-name="T18">Developer</text:span></text:h>
      <text:list xml:id="list1888000930" text:style-name="WW8Num3">
        <text:list-item>
          <text:p text:style-name="P22"><text:span text:style-name="T22">Member of Core Mobile </text:span><text:span text:style-name="T27">Front End development </text:span><text:span text:style-name="T22">team supporting mobile version of sears.com </text:span><text:span text:style-name="T27">eC</text:span><text:span text:style-name="T22">ommerce </text:span><text:span text:style-name="T27">platform</text:span><text:span text:style-name="T22"> </text:span></text:p>
        </text:list-item>
        <text:list-item>
          <text:p text:style-name="P33"><text:span text:style-name="T27">Created presentation layer from wireframes, redlines and</text:span><text:span text:style-name="T22"> Photoshop PSDs </text:span><text:span text:style-name="T27">provided by designers</text:span></text:p>
        </text:list-item>
        <text:list-item>
          <text:p text:style-name="P34"><text:span text:style-name="T22">Collaborated with Back End team on design and troubleshooting of </text:span><text:span text:style-name="T27">web</text:span><text:span text:style-name="T22">services</text:span></text:p>
        </text:list-item>
        <text:list-item>
          <text:p text:style-name="P33"><text:span text:style-name="T22">Launched mobile version of new fatures </text:span><text:span text:style-name="T31">Shop Your Way</text:span><text:span text:style-name="T22"> (loyalty card) and </text:span><text:span text:style-name="T31">Shop Your Way Max</text:span><text:span text:style-name="T22"> (Sears version of Amazon Prime).</text:span></text:p>
        </text:list-item>
        <text:list-item>
          <text:p text:style-name="P46"><text:span text:style-name="T22">Tools: <text:s/>Angular 1.4 controllers, views, and services, REST, Advanced Rest Client, Git</text:span></text:p>
        </text:list-item>
      </text:list>
      <text:h text:style-name="P9" text:outline-level="2"><text:soft-page-break/>AUG 2012 - AUG 2013</text:h>
      <text:h text:style-name="P10" text:outline-level="3"><text:span text:style-name="T16">Pathfinder Software</text:span><text:span text:style-name="T17"> (now </text:span><text:a xlink:type="simple" xlink:href="http://orthogonal.io/" text:style-name="Internet_20_link" text:visited-style-name="Visited_20_Internet_20_Link"><text:span text:style-name="Internet_20_link"><text:span text:style-name="T50">orthogonal.io</text:span></text:span></text:a><text:span text:style-name="T17">)</text:span><text:span text:style-name="T16">, Chicago, IL</text:span><text:span text:style-name="T1"> </text:span><text:span text:style-name="T20">- </text:span><text:span text:style-name="T18">Senior Software Engineer</text:span></text:h>
      <text:list xml:id="list385958301" text:style-name="WW8Num4">
        <text:list-item>
          <text:p text:style-name="P25">Wrote mobile apps (iPhone, iPad) for medical clients Kimberly-Clark, Haemonetics, and Amer. Assn. of Critical Care Nurses</text:p>
        </text:list-item>
      </text:list>
      <text:list xml:id="list3578518456" text:style-name="WW8Num5">
        <text:list-item>
          <text:p text:style-name="P30"><text:span text:style-name="T22">Lead developer on iPhone app that was deployed in Apple AppStore (</text:span><text:span text:style-name="T30">AACN Bedside</text:span><text:span text:style-name="T23">)</text:span></text:p>
        </text:list-item>
        <text:list-item>
          <text:p text:style-name="P30"><text:span text:style-name="T22">Lead developer </text:span><text:span text:style-name="T23">for web-based census and demographic data-mining tool </text:span><text:span text:style-name="T22">(</text:span><text:span text:style-name="T31">MetroPulse Chicago</text:span><text:span text:style-name="T22">: <text:s/>demo: </text:span><text:a xlink:type="simple" xlink:href="http://bit.ly/2wU5Yun" text:style-name="Internet_20_link" text:visited-style-name="Visited_20_Internet_20_Link"><text:span text:style-name="Internet_20_link"><text:span text:style-name="T34">http://bit.ly/2wU5Yun</text:span></text:span></text:a><text:span text:style-name="T22">)</text:span></text:p>
        </text:list-item>
        <text:list-item>
          <text:p text:style-name="P30"><text:span text:style-name="T22">Lead developer on an iPad ‘concierge’ app to connect heart patients, their nurses and caregivers (</text:span><text:span text:style-name="T30">ContinuCare)</text:span><text:span text:style-name="T23"> and <text:s/>a blood drive simulation sales tool for the iPad (</text:span><text:span text:style-name="T32">Automated Whole Blood Collector)</text:span></text:p>
        </text:list-item>
        <text:list-item>
          <text:p text:style-name="P36"><text:span text:style-name="T24">Tools: <text:s/>hybrid web/iOS AngularJS and jQuery Mobile, Trigger.io, TestFlight, Ruby on Rails, Heroku</text:span></text:p>
        </text:list-item>
      </text:list>
      <text:h text:style-name="P9" text:outline-level="2">APR 2010 - AUG 2012</text:h>
      <text:h text:style-name="P10" text:outline-level="3"><text:span text:style-name="T16">Truven Health Analytics, Chicago, IL</text:span><text:span text:style-name="T1"> </text:span><text:span text:style-name="T20">- </text:span><text:span text:style-name="T18">Senior Software Engineer</text:span></text:h>
      <text:list xml:id="list1609888495" text:style-name="WW8Num6">
        <text:list-item>
          <text:p text:style-name="P18"><text:span text:style-name="T22">Developed hosted </text:span><text:span text:style-name="T29">enterprise </text:span><text:span text:style-name="T22">web applications </text:span><text:span text:style-name="T30">CareDiscovery</text:span><text:span text:style-name="T22"> and </text:span><text:span text:style-name="T30">IntegrationDiscovery</text:span><text:span text:style-name="T22">, Business Intelligence and data mining tools for a 4 TB Oracle OLAP Data Warehouse of Hospital Billing data</text:span></text:p>
        </text:list-item>
        <text:list-item>
          <text:p text:style-name="P37"><text:span text:style-name="T29">Tools: </text:span><text:span text:style-name="T22">J2EE, Java 1.4 &amp; 6 Servlets, IBM Websphere Portal 5, Tomcat 6, Glassfish, JSP, jQuery </text:span><text:span text:style-name="T29">and ES5 core </text:span><text:span text:style-name="T22">Javascript, PL/SQL stored procedures</text:span></text:p>
        </text:list-item>
      </text:list>
      <text:h text:style-name="P9" text:outline-level="2">OCT 2008 - MAR 2010</text:h>
      <text:h text:style-name="P10" text:outline-level="3"><text:span text:style-name="T16">iCrossing, Chicago, IL</text:span><text:span text:style-name="T1"> </text:span><text:span text:style-name="T20">- </text:span><text:span text:style-name="T18">Senior Software Engineer</text:span></text:h>
      <text:list xml:id="list1148975201" text:style-name="WW8Num7">
        <text:list-item>
          <text:p text:style-name="P19"><text:span text:style-name="T22">Front End Developer for hosted web application </text:span><text:span text:style-name="T30">Merchantize</text:span><text:span text:style-name="T22">, an Ad Technology tool for managing clients' Paid Search campaigns, keyword purchases and cost-per-click advertising with major search and shopping engines (Google, Yahoo, MSN, NexTag, PriceGrabber)</text:span></text:p>
        </text:list-item>
        <text:list-item>
          <text:p text:style-name="P38"><text:span text:style-name="T22">Consumed streaming XML-based product feeds for clients Sears, The Gap, Hilton, Lands End, LEGO, and Williams Sonoma with </text:span><text:span text:style-name="T29">scheduled</text:span><text:span text:style-name="T22"> processes </text:span></text:p>
        </text:list-item>
        <text:list-item>
          <text:p text:style-name="P41">Wrote PDF reports, cleaned product feeds and resolved data integrity issues, <text:span text:style-name="T56">distinguished between multiple types of character encodings</text:span></text:p>
        </text:list-item>
        <text:list-item>
          <text:p text:style-name="P44">Tools: <text:s/>Java, Bash, Perl, Cron, Apache POI, Mysql, </text:p>
        </text:list-item>
      </text:list>
      <text:h text:style-name="P9" text:outline-level="2">FEB 2008 - OCT 2008</text:h>
      <text:h text:style-name="P10" text:outline-level="3"><text:span text:style-name="T16">Chicago Tribune, Chicago, IL</text:span><text:span text:style-name="T1"> </text:span><text:span text:style-name="T20">- </text:span><text:span text:style-name="T18">Senior Internet Applications Developer</text:span></text:h>
      <text:list xml:id="list4009857971" text:style-name="WW8Num8">
        <text:list-item>
          <text:p text:style-name="P23"><text:span text:style-name="T22">Developed web software and content management behind </text:span><text:span text:style-name="T29">a nationwide family of Tribune</text:span><text:span text:style-name="T22"> newspaper </text:span><text:span text:style-name="T29">holdings</text:span><text:span text:style-name="T22">, radio and television websites </text:span><text:span text:style-name="T29">in Chicago, Los Angeles, Baltimore and Florida</text:span><text:span text:style-name="T22"> </text:span></text:p>
        </text:list-item>
        <text:list-item>
          <text:p text:style-name="P42">Created scheduled jobs for sweeping expired database content and JMeter test plans to simulate heavy load on high-profile <text:span text:style-name="T44">chicagotribune.com</text:span> website. </text:p>
        </text:list-item>
        <text:list-item>
          <text:p text:style-name="P45">Tools: <text:s/>J2EE, Java 1.5, Java Tag Libraries, Oracle Application Server 10g, Oracle DB 10g, FAST search server, Sun Webserver (iPlanet), TopLink 9.0 web services.</text:p>
        </text:list-item>
      </text:list>
      <text:h text:style-name="P6" text:outline-level="1">Education</text:h>
      <text:h text:style-name="P10" text:outline-level="3"><text:span text:style-name="T16">Northwestern University, Evanston, IL</text:span><text:span text:style-name="T21"> – </text:span><text:span text:style-name="T18">PhD Music Theory</text:span></text:h>
      <text:p text:style-name="P15"><text:span text:style-name="T22">Cross-disciplinary curriculum including music theory, auditory perception, computer science and music synthesizer research. Dissertation: </text:span><text:a xlink:type="simple" xlink:href="http://bit.ly/2wUbFZq" text:style-name="Internet_20_link" text:visited-style-name="Visited_20_Internet_20_Link"><text:span text:style-name="Internet_20_link"><text:span text:style-name="T34">http://bit.ly/2wUbFZq</text:span></text:span></text:a></text:p>
      <text:h text:style-name="P11" text:outline-level="3"><text:span text:style-name="T16">Eastman School of Music, Rochester, NY</text:span><text:span text:style-name="T21"> – </text:span><text:span text:style-name="T18">MA Music Theory</text:span></text:h>
      <text:p text:style-name="P15"><text:span text:style-name="T22">Analysis techniques on classical and 20th Century music. Formal computer programming studies. Thesis on Edgard Var</text:span><text:span text:style-name="T37">èse: </text:span><text:a xlink:type="simple" xlink:href="https://bit.ly/3bGS1k4" text:style-name="Internet_20_link" text:visited-style-name="Visited_20_Internet_20_Link"><text:span text:style-name="Internet_20_link"><text:span text:style-name="T51">https://bit.ly/3bGS1k4</text:span></text:span></text:a><text:span text:style-name="T37">.</text:span></text:p>
      <text:h text:style-name="P11" text:outline-level="3"><text:soft-page-break/><text:span text:style-name="T16">California State University, Los Angeles, CA</text:span><text:span text:style-name="T21"> – </text:span><text:span text:style-name="T18">BM Piano Performance</text:span></text:h>
      <text:p text:style-name="P14">Performed Junior and Senior recitals, placed in competitions, and performed Beethoven concerto with orchestra.</text:p>
      <text:h text:style-name="P7" text:outline-level="1"><text:span text:style-name="T36">Certifications</text:span><text:span text:style-name="T35"> </text:span></text:h>
      <text:p text:style-name="P47">March 2005: Sun Certified Web Component Developer for J2EE 1.4 (SCWCD)</text:p>
      <text:p text:style-name="P48">Apr 2004: Sun Certified Programmer for the Java 2 Platform 1.4 (SCJP)</text:p>
      <text:h text:style-name="P6" text:outline-level="1">References</text:h>
      <text:p text:style-name="P16">Available on request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rebuchet MS1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lr-tb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3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4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6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7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8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5-09-10T09:03:31.042863000</meta:creation-date>
    <dc:date>2020-06-19T13:17:23.417039904</dc:date>
    <meta:editing-duration>P31DT1H40M6S</meta:editing-duration>
    <meta:editing-cycles>74</meta:editing-cycles>
    <meta:generator>LibreOffice/6.3.1.2$MacOSX_X86_64 LibreOffice_project/b79626edf0065ac373bd1df5c28bd630b4424273</meta:generator>
    <meta:print-date>2020-03-06T11:27:47.601830000</meta:print-date>
    <dc:description>MasterStream ERP</dc:description>
    <meta:document-statistic meta:table-count="0" meta:image-count="0" meta:object-count="0" meta:page-count="4" meta:paragraph-count="82" meta:word-count="1262" meta:character-count="8608" meta:non-whitespace-character-count="7427"/>
  </office:meta>
</office:document-meta>
</file>